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>
        <style:tab-stops>
          <style:tab-stop style:position="3.8398in"/>
        </style:tab-stops>
      </style:paragraph-properties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5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fo:font-style="italic" style:font-name-asian="Times New Roman1" style:font-size-asian="12pt" style:language-asian="pl" style:country-asian="PL" style:font-style-asian="italic" style:font-name-complex="Times New Roman1" style:font-size-complex="15pt"/>
    </style:style>
    <style:style style:name="P6" style:family="paragraph" style:parent-style-name="Standard" style:master-page-name="Standard">
      <style:paragraph-properties fo:margin-top="0in" fo:margin-bottom="0in" loext:contextual-spacing="false" fo:line-height="115%" fo:text-align="end" style:justify-single-word="false" style:page-number="auto"/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P7" style:family="paragraph" style:parent-style-name="Standard">
      <style:paragraph-properties fo:margin-top="0in" fo:margin-bottom="0in" loext:contextual-spacing="false" fo:line-height="115%" fo:text-align="end" style:justify-single-word="false"/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P8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9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fo:font-style="italic" fo:background-color="#ffff00" style:font-name-asian="Times New Roman1" style:font-size-asian="12pt" style:language-asian="pl" style:country-asian="PL" style:font-style-asian="italic" style:font-name-complex="Times New Roman1" style:font-size-complex="15pt"/>
    </style:style>
    <style:style style:name="P10" style:family="paragraph" style:parent-style-name="Standard">
      <style:paragraph-properties fo:line-height="115%"/>
      <style:text-properties fo:font-style="italic" style:font-style-asian="italic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12" style:family="paragraph" style:parent-style-name="Standard">
      <style:paragraph-properties fo:margin-left="3.4417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Załącznik nr 2</text:p>
      <text:p text:style-name="P7">do Zarządzenia Dziekana nr 8/2014</text:p>
      <text:p text:style-name="P2"/>
      <text:p text:style-name="P2"><text:tab/>………………, dnia ……………………………</text:p>
      <text:p text:style-name="P10">(Pieczątka wykonawcy)</text:p>
      <text:p text:style-name="P1">NIP:</text:p>
      <text:p text:style-name="P1">REGON:</text:p>
      <text:p text:style-name="P4">OFERTA</text:p>
      <text:p text:style-name="P4">Odpowiadając na zaproszenie do złożenia oferty na zadanie pn.:</text:p>
      <text:p text:style-name="P4"/>
      <text:p text:style-name="P9">Mikser gazów do inkubatora mikroskopowego ibidi<text:bookmark text:name="_GoBack"/></text:p>
      <text:p text:style-name="P5"/>
      <text:p text:style-name="P11">realizowane na podstawie Art. 4 pkt 8 ustawy z dnia 29 stycznia 2004r. <text:line-break/>Prawo zamówień publicznych</text:p>
      <text:p text:style-name="Standard">oferuję wykonanie dostawy będącej przedmiotem zamówienia, zgodnie z wymogami opisu przedmiotu zamówienia, na następujących warunkach:</text:p>
      <text:p text:style-name="Standard">1. Cena netto: ................................. złotych (słownie: ............................................................),</text:p>
      <text:p text:style-name="Standard">Podatek od towarów i usług: ......................... złotych (słownie: .............................................),</text:p>
      <text:p text:style-name="Standard">Cena brutto ................................. złotych (słownie: ................................................................).</text:p>
      <text:p text:style-name="Standard">2. Termin realizacji zamówienia od ......................... do ...........................</text:p>
      <text:p text:style-name="Standard">3. Dodatkowe informacje:</text:p>
      <text:p text:style-name="Standard">.......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</text:p>
      <text:p text:style-name="Standard">4. Załączniki:</text:p>
      <text:p text:style-name="Standard">1) ................................................</text:p>
      <text:p text:style-name="Standard">2) ................................................</text:p>
      <text:p text:style-name="Standard">3) ................................................</text:p>
      <text:p text:style-name="Standard"/>
      <text:p text:style-name="P3">……………………………………………………………………</text:p>
      <text:p text:style-name="P12">(podpis i pieczątka wykonawcy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Wojtek</meta:initial-creator>
    <meta:editing-cycles>5</meta:editing-cycles>
    <meta:creation-date>2018-07-18T09:56:00</meta:creation-date>
    <dc:date>2020-01-06T15:42:10.619819195</dc:date>
    <meta:editing-duration>PT18M37S</meta:editing-duration>
    <meta:generator>LibreOffice/6.3.4.2.0$Linux_X86_64 LibreOffice_project/30$Build-2</meta:generator>
    <meta:document-statistic meta:table-count="0" meta:image-count="0" meta:object-count="0" meta:page-count="1" meta:paragraph-count="24" meta:word-count="110" meta:character-count="1421" meta:non-whitespace-character-count="13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